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hanges between the two versions of assignment four are the graphs. The reason for the change is that I had to retroactively fix my broken Runge-Kutta Algorithms. For part one the programmed result was incorrect as the numerical result didn't exhibit the conservative property of the pendulum and instead had constant energy increase. The graphs with the perturbation of the time step were also wrong as the result for h=0.1 for the pendulum ended up being completely wrong even though there is an expected numerical bifurcation. Also for the chaotic pendulum has an temporal Poincare section to better distinguish the detail that the system is chaotic.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itriy </meta:initial-creator>
    <meta:creation-date>2018-03-01T01:13:28.26</meta:creation-date>
    <dc:date>2018-03-05T15:47:20.36</dc:date>
    <dc:creator>Dmitriy </dc:creator>
    <meta:editing-duration>PT6M53S</meta:editing-duration>
    <meta:editing-cycles>2</meta:editing-cycles>
    <meta:generator>OpenOffice/4.1.3$Win32 OpenOffice.org_project/413m1$Build-9783</meta:generator>
    <meta:document-statistic meta:table-count="0" meta:image-count="0" meta:object-count="0" meta:page-count="1" meta:paragraph-count="1" meta:word-count="107" meta:character-count="658"/>
  </office:meta>
</office:document-meta>
</file>